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093047" officeooo:paragraph-rsid="00093047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093047" officeooo:paragraph-rsid="00093047" style:font-weight-asian="normal" style:font-weight-complex="normal"/>
    </style:style>
    <style:style style:name="P3" style:family="paragraph" style:parent-style-name="Standard">
      <style:text-properties style:font-name="Liberation Sans"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4" style:family="paragraph" style:parent-style-name="Standard">
      <style:text-properties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5" style:family="paragraph" style:parent-style-name="Standard">
      <style:text-properties style:font-name="Liberation Sans" fo:font-size="9.5pt" style:text-underline-style="none" fo:font-weight="normal" officeooo:rsid="0009ced8" officeooo:paragraph-rsid="0009ced8" style:font-size-asian="9.5pt" style:font-weight-asian="normal" style:font-size-complex="9.5pt" style:font-weight-complex="normal"/>
    </style:style>
    <style:style style:name="P6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093047" officeooo:paragraph-rsid="0016963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Liberation Sans" fo:font-size="9pt" style:text-underline-style="none" fo:font-weight="bold" officeooo:rsid="00169630" officeooo:paragraph-rsid="00169630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iberation Sans" fo:font-size="9pt" style:text-underline-style="none" fo:font-weight="normal" officeooo:rsid="00169630" officeooo:paragraph-rsid="00169630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style:font-name="Liberation Sans" fo:font-size="7pt" style:text-underline-style="none" fo:font-weight="normal" officeooo:rsid="00169630" officeooo:paragraph-rsid="00169630" style:font-size-asian="6.09999990463257pt" style:font-weight-asian="normal" style:font-size-complex="7pt" style:font-weight-complex="normal"/>
    </style:style>
    <style:style style:name="P11" style:family="paragraph" style:parent-style-name="Standard">
      <style:text-properties style:font-name="Liberation Sans" fo:font-size="10pt" style:text-underline-style="none" fo:font-weight="bold" officeooo:rsid="00169630" officeooo:paragraph-rsid="0016963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ans" fo:font-size="10pt" style:text-underline-style="none" fo:font-weight="bold" officeooo:rsid="001834c2" officeooo:paragraph-rsid="001834c2" style:font-size-asian="10pt" style:font-weight-asian="bold" style:font-size-complex="10pt" style:font-weight-complex="bold"/>
    </style:style>
    <style:style style:name="P13" style:family="paragraph" style:parent-style-name="Standard">
      <style:text-properties style:text-position="0% 100%"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14" style:family="paragraph" style:parent-style-name="Standard">
      <style:text-properties style:text-position="0% 100%" style:font-name="Liberation Sans" fo:font-size="9.5pt" style:text-underline-style="none" fo:font-weight="normal" officeooo:rsid="0009ced8" officeooo:paragraph-rsid="00093047" style:font-size-asian="9.5pt" style:font-weight-asian="normal" style:font-size-complex="9.5pt" style:font-weight-complex="normal"/>
    </style:style>
    <style:style style:name="P15" style:family="paragraph" style:parent-style-name="Text_20_body">
      <style:text-properties style:font-name="Liberation Sans" fo:font-size="9.5pt" officeooo:paragraph-rsid="0009ced8" style:font-size-asian="9.5pt" style:font-size-complex="9.5pt"/>
    </style:style>
    <style:style style:name="P16" style:family="paragraph" style:parent-style-name="Text_20_body">
      <style:text-properties style:font-name="Liberation Sans" fo:font-size="9.5pt" officeooo:rsid="0010cf96" officeooo:paragraph-rsid="0010cf96" style:font-size-asian="9.5pt" style:font-size-complex="9.5pt"/>
    </style:style>
    <style:style style:name="P17" style:family="paragraph" style:parent-style-name="Text_20_body">
      <style:text-properties style:font-name="Liberation Sans" fo:font-size="9.5pt" officeooo:paragraph-rsid="00169630" style:font-size-asian="9.5pt" style:font-size-complex="9.5pt"/>
    </style:style>
    <style:style style:name="P18" style:family="paragraph" style:parent-style-name="Text_20_body">
      <style:text-properties style:font-name="Liberation Sans" fo:font-size="9.5pt" fo:font-weight="normal" officeooo:rsid="0011111b" officeooo:paragraph-rsid="0011111b" style:font-size-asian="9.5pt" style:font-weight-asian="normal" style:font-size-complex="9.5pt" style:font-weight-complex="normal"/>
    </style:style>
    <style:style style:name="P19" style:family="paragraph" style:parent-style-name="Text_20_body">
      <style:text-properties style:font-name="Liberation Sans" fo:font-size="9.5pt" fo:font-weight="normal" officeooo:rsid="0014072e" officeooo:paragraph-rsid="0011111b" style:font-size-asian="9.5pt" style:font-weight-asian="normal" style:font-size-complex="9.5pt" style:font-weight-complex="normal"/>
    </style:style>
    <style:style style:name="P20" style:family="paragraph" style:parent-style-name="Text_20_body">
      <style:text-properties style:font-name="Liberation Sans" fo:font-size="9.5pt" fo:font-weight="normal" officeooo:rsid="00121412" officeooo:paragraph-rsid="0011111b" style:font-size-asian="9.5pt" style:font-weight-asian="normal" style:font-size-complex="9.5pt" style:font-weight-complex="normal"/>
    </style:style>
    <style:style style:name="P21" style:family="paragraph" style:parent-style-name="Text_20_body">
      <style:text-properties style:font-name="Liberation Sans" officeooo:rsid="000ef81c" officeooo:paragraph-rsid="000ef81c"/>
    </style:style>
    <style:style style:name="P22" style:family="paragraph" style:parent-style-name="Text_20_body">
      <style:text-properties style:font-name="Liberation Sans" officeooo:rsid="0010cf96" officeooo:paragraph-rsid="0010cf96"/>
    </style:style>
    <style:style style:name="P23" style:family="paragraph" style:parent-style-name="Text_20_body">
      <style:text-properties style:font-name="Liberation Sans" fo:font-weight="bold" officeooo:rsid="0011111b" officeooo:paragraph-rsid="0011111b" style:font-weight-asian="bold" style:font-weight-complex="bold"/>
    </style:style>
    <style:style style:name="P24" style:family="paragraph" style:parent-style-name="Text_20_body">
      <style:text-properties style:font-name="Liberation Sans" officeooo:paragraph-rsid="00169630"/>
    </style:style>
    <style:style style:name="P25" style:family="paragraph" style:parent-style-name="Text_20_body">
      <style:text-properties style:font-name="Comic Sans MS" fo:font-size="9.5pt" fo:font-weight="normal" officeooo:rsid="00169630" officeooo:paragraph-rsid="0011111b" style:font-size-asian="9.5pt" style:font-weight-asian="normal" style:font-size-complex="9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officeooo:rsid="00169630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officeooo:rsid="0009ced8"/>
    </style:style>
    <style:style style:name="T10" style:family="text">
      <style:text-properties officeooo:rsid="0009ced8"/>
    </style:style>
    <style:style style:name="T11" style:family="text">
      <style:text-properties fo:font-weight="bold" officeooo:rsid="0009ced8" style:font-weight-asian="bold" style:font-weight-complex="bold"/>
    </style:style>
    <style:style style:name="T12" style:family="text">
      <style:text-properties fo:font-weight="bold" officeooo:rsid="00169630" style:font-weight-asian="bold" style:font-weight-complex="bold"/>
    </style:style>
    <style:style style:name="T13" style:family="text">
      <style:text-properties fo:font-size="9.5pt" style:font-size-asian="9.5pt" style:font-size-complex="9.5pt"/>
    </style:style>
    <style:style style:name="T14" style:family="text">
      <style:text-properties fo:font-size="9.5pt" officeooo:rsid="0009ced8" style:font-size-asian="9.5pt" style:font-size-complex="9.5pt"/>
    </style:style>
    <style:style style:name="T15" style:family="text">
      <style:text-properties fo:font-size="9.5pt" officeooo:rsid="0014072e" style:font-size-asian="9.5pt" style:font-size-complex="9.5pt"/>
    </style:style>
    <style:style style:name="T16" style:family="text">
      <style:text-properties fo:font-size="9.5pt" officeooo:rsid="00150276" style:font-size-asian="9.5pt" style:font-size-complex="9.5pt"/>
    </style:style>
    <style:style style:name="T17" style:family="text">
      <style:text-properties fo:font-size="9.5pt" officeooo:rsid="00169630" style:font-size-asian="9.5pt" style:font-size-complex="9.5pt"/>
    </style:style>
    <style:style style:name="T18" style:family="text">
      <style:text-properties fo:font-size="9.5pt" fo:font-weight="normal" style:font-size-asian="9.5pt" style:font-weight-asian="normal" style:font-size-complex="9.5pt" style:font-weight-complex="normal"/>
    </style:style>
    <style:style style:name="T19" style:family="text">
      <style:text-properties fo:font-size="9.5pt" fo:font-weight="normal" officeooo:rsid="0014072e" style:font-size-asian="9.5pt" style:font-weight-asian="normal" style:font-size-complex="9.5pt" style:font-weight-complex="normal"/>
    </style:style>
    <style:style style:name="T20" style:family="text">
      <style:text-properties fo:font-size="9.5pt" fo:font-weight="normal" officeooo:rsid="00150276" style:font-size-asian="9.5pt" style:font-weight-asian="normal" style:font-size-complex="9.5pt" style:font-weight-complex="normal"/>
    </style:style>
    <style:style style:name="T21" style:family="text">
      <style:text-properties fo:font-size="9.5pt" fo:font-weight="bold" officeooo:rsid="00169630" style:font-size-asian="9.5pt" style:font-weight-asian="bold" style:font-size-complex="9.5pt" style:font-weight-complex="bold"/>
    </style:style>
    <style:style style:name="T22" style:family="text">
      <style:text-properties officeooo:rsid="0016963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9pt" fo:font-weight="normal" style:font-size-asian="7.84999990463257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ce brute :</text:p>
      <text:p text:style-name="P2"/>
      <text:p text:style-name="P3"><text:span text:style-name="T1">VARIABLES </text:span><text:span text:style-name="T2">:</text:span></text:p>
      <text:p text:style-name="P4"/>
      <text:p text:style-name="P4">liste_combinaisons : liste de liste de dictionnaires</text:p>
      <text:p text:style-name="P3"><text:span text:style-name="T2">liste, combinaison, </text:span><text:span text:style-name="T3">éléments, éléments_meilleur_poids</text:span><text:span text:style-name="T2"> : liste de dictionnaires</text:span></text:p>
      <text:p text:style-name="P5">éléments : dictionnaire</text:p>
      <text:p text:style-name="P4">liste_nombres_binaires : liste de chaînes de caractères</text:p>
      <text:p text:style-name="P3"><text:span text:style-name="T2">i, n, taille_nombre_binaire, </text:span><text:span text:style-name="T3">mana_max, poids_max</text:span><text:span text:style-name="T2">, poids, mana : entiers</text:span></text:p>
      <text:p text:style-name="P3"><text:span text:style-name="T3">caractère_binaire</text:span><text:span text:style-name="T2"> : chaîne de caractères</text:span></text:p>
      <text:p text:style-name="P3"><text:span text:style-name="T1">DÉBUT </text:span><text:span text:style-name="T2">:</text:span></text:p>
      <text:p text:style-name="P4"/>
      <text:p text:style-name="P3"><text:span text:style-name="T1">F</text:span><text:span text:style-name="T4">ONCTION</text:span><text:span text:style-name="T2"> liste_de_toutes_les_possibilités(liste) :</text:span></text:p>
      <text:p text:style-name="P4"><text:tab/>n ← taille(liste)</text:p>
      <text:p text:style-name="P4"><text:tab/>liste_nombres_binaires ← [ ]</text:p>
      <text:p text:style-name="P3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13"><text:tab/><text:tab/>nombre_binaire ← binaire(i)[2:]</text:p>
      <text:p text:style-name="P13"><text:tab/><text:tab/>nombre_binaire ← (n – taille(nombre_binaire)) * ‘0’ + nombre_binaire</text:p>
      <text:p text:style-name="P3"><text:span text:style-name="T7"><text:tab/><text:tab/></text:span><text:span text:style-name="T8">r</text:span><text:span text:style-name="T7">ajouter nombre_binaire à liste_de_nombres_binaires</text:span></text:p>
      <text:p text:style-name="P3"><text:span text:style-name="T7"><text:tab/></text:span><text:span text:style-name="T6">FIN</text:span><text:span text:style-name="T7"> </text:span><text:span text:style-name="T6">POUR</text:span></text:p>
      <text:p text:style-name="P13"><text:tab/>liste_de_combinaisons ← [ ]</text:p>
      <text:p text:style-name="P3"><text:span text:style-name="T7"><text:tab/></text:span><text:span text:style-name="T6">POUR</text:span><text:span text:style-name="T7"> </text:span><text:span text:style-name="T8">caractère_binaire </text:span><text:span text:style-name="T9">DANS</text:span><text:span text:style-name="T8"> liste_de_nombres_binaires :</text:span></text:p>
      <text:p text:style-name="P14"><text:tab/><text:tab/>combinaison ← [ ]</text:p>
      <text:p text:style-name="P3"><text:span text:style-name="T8"><text:tab/><text:tab/></text:span><text:span text:style-name="T9">POUR</text:span><text:span text:style-name="T8"> i </text:span><text:span text:style-name="T9">DE</text:span><text:span text:style-name="T8"> 0 </text:span><text:span text:style-name="T9">À</text:span><text:span text:style-name="T8"> (taille(caractère_binaire)-1) :</text:span></text:p>
      <text:p text:style-name="P3"><text:span text:style-name="T8"><text:tab/><text:tab/><text:tab/></text:span><text:span text:style-name="T9">SI</text:span><text:span text:style-name="T8"> caractère_binaire[i] = ‘1’ :</text:span></text:p>
      <text:p text:style-name="P15"><text:tab/><text:tab/><text:tab/><text:tab/>rajouter liste[i] <text:span text:style-name="T10">à combinaison</text:span></text:p>
      <text:p text:style-name="P15"><text:tab/><text:tab/><text:tab/><text:span text:style-name="T11">FIN</text:span><text:span text:style-name="T10"> </text:span><text:span text:style-name="T11">SI</text:span></text:p>
      <text:p text:style-name="P15"><text:tab/><text:tab/><text:span text:style-name="T11">FIN</text:span><text:span text:style-name="T10"> </text:span><text:span text:style-name="T11">POUR</text:span></text:p>
      <text:p text:style-name="P15"><text:tab/><text:tab/><text:span text:style-name="T10">rajouter combinaison à liste_combinaisons</text:span></text:p>
      <text:p text:style-name="P15"><text:tab/><text:span text:style-name="T11">FIN</text:span><text:span text:style-name="T10"> </text:span><text:span text:style-name="T11">POUR</text:span></text:p>
      <text:p text:style-name="P17"><text:tab/><text:span text:style-name="T10">Renvoyer liste_combinaisons</text:span></text:p>
      <text:p text:style-name="P17"><text:span text:style-name="T12">FIN_FONCTION</text:span></text:p>
      <text:p text:style-name="P15"><text:span text:style-name="T11">F</text:span><text:span text:style-name="T12">ONCTION </text:span><text:span text:style-name="T10">rangement_force_brute(liste, poids_max) :</text:span></text:p>
      <text:p text:style-name="P15"><text:tab/><text:span text:style-name="T10">mana_max ← 0</text:span></text:p>
      <text:p text:style-name="P15"><text:tab/><text:span text:style-name="T11">POUR</text:span><text:span text:style-name="T10"> éléments </text:span><text:span text:style-name="T11">DANS</text:span><text:span text:style-name="T10"> liste :</text:span></text:p>
      <text:p text:style-name="P15"><text:tab/><text:tab/><text:span text:style-name="T10">poids ← 0</text:span></text:p>
      <text:p text:style-name="P15"><text:tab/><text:tab/><text:span text:style-name="T10">mana ← 0</text:span></text:p>
      <text:p text:style-name="P15"><text:tab/><text:tab/><text:span text:style-name="T11">POUR</text:span><text:span text:style-name="T10"> élément </text:span><text:span text:style-name="T11">DANS</text:span><text:span text:style-name="T10"> éléments :</text:span></text:p>
      <text:p text:style-name="P15"><text:tab/><text:tab/><text:tab/><text:span text:style-name="T10">poids ← poids + élément[‘Poids’]</text:span></text:p>
      <text:p text:style-name="P15"><text:tab/><text:tab/><text:tab/><text:span text:style-name="T10">mana ← mana + élément[‘Mana’]</text:span></text:p>
      <text:p text:style-name="P15"><text:tab/><text:tab/><text:span text:style-name="T11">FIN</text:span><text:span text:style-name="T10"> </text:span><text:span text:style-name="T11">POUR</text:span></text:p>
      <text:p text:style-name="P15"><text:tab/><text:tab/><text:span text:style-name="T11">SI</text:span><text:span text:style-name="T10"> poids ≤ poids_max </text:span><text:span text:style-name="T11">ET</text:span><text:span text:style-name="T10"> mana_max &lt; mana :</text:span></text:p>
      <text:p text:style-name="P15"><text:tab/><text:tab/><text:tab/><text:span text:style-name="T10">éléments_meilleur_poids ← éléments</text:span></text:p>
      <text:p text:style-name="P15"><text:tab/><text:tab/><text:tab/><text:span text:style-name="T10">mana_max ← mana</text:span></text:p>
      <text:p text:style-name="P15"><text:tab/><text:tab/><text:span text:style-name="T11">FIN</text:span><text:span text:style-name="T10"> </text:span><text:span text:style-name="T11">SI</text:span></text:p>
      <text:p text:style-name="P15"><text:tab/><text:span text:style-name="T11">FIN POUR</text:span></text:p>
      <text:p text:style-name="P24"><text:span text:style-name="T21">FIN_FONCTION</text:span><text:span text:style-name="T13"><text:tab/></text:span></text:p>
      <text:p text:style-name="P24"><text:span text:style-name="T14"/></text:p>
      <text:p text:style-name="P24"><text:soft-page-break/><text:span text:style-name="T14">Renvoyer éléments_meilleur_poids</text:span></text:p>
      <text:p text:style-name="P21"><text:span text:style-name="T14">P</text:span><text:span text:style-name="T13">artie a) :</text:span></text:p>
      <text:p text:style-name="P22"><text:span text:style-name="T13">poids_maximum </text:span><text:span text:style-name="T14">← <text:s/></text:span><text:span text:style-name="T13">4</text:span></text:p>
      <text:p text:style-name="P16"/>
      <text:p text:style-name="P23"><text:span text:style-name="T13">Fonction </text:span><text:span text:style-name="T19">wanky_management</text:span><text:span text:style-name="T18"> <text:s/>(table, fournitures) :</text:span></text:p>
      <text:p text:style-name="P18"><text:s text:c="9"/></text:p>
      <text:p text:style-name="P23"><text:span text:style-name="T18"><text:tab/></text:span><text:span text:style-name="T19">malle_harry</text:span><text:span text:style-name="T18"> = <text:s/>[]</text:span></text:p>
      <text:p text:style-name="P23"><text:span text:style-name="T18"><text:tab/></text:span><text:span text:style-name="T15">POUR </text:span><text:span text:style-name="T19"><text:s/>élément </text:span><text:span text:style-name="T15">DANS </text:span><text:span text:style-name="T19">fournitures : </text:span></text:p>
      <text:p text:style-name="P23"><text:span text:style-name="T19"><text:tab/><text:tab/></text:span><text:span text:style-name="T15">SI </text:span><text:span text:style-name="T19">élément[‘Poids’] <text:s/>&lt; OU = poids_maximum :</text:span></text:p>
      <text:p text:style-name="P23"><text:span text:style-name="T19"><text:tab/><text:tab/></text:span><text:span text:style-name="T15">AJOUTER </text:span><text:span text:style-name="T19">éléments </text:span><text:span text:style-name="T15">A </text:span><text:span text:style-name="T19">malle_harry</text:span></text:p>
      <text:p text:style-name="P23"><text:span text:style-name="T19"><text:tab/><text:tab/></text:span><text:span text:style-name="T20">poids_max = poids_max - (élément[‘Poids’])</text:span></text:p>
      <text:p text:style-name="P19"><text:tab/><text:tab/></text:p>
      <text:p text:style-name="P19"><text:tab/></text:p>
      <text:p text:style-name="P23"><text:span text:style-name="T19"><text:tab/></text:span><text:span text:style-name="T16">RENVOYER</text:span><text:span text:style-name="T20"> malle_harry</text:span></text:p>
      <text:p text:style-name="P23"><text:span text:style-name="T20"/></text:p>
      <text:p text:style-name="P23"><text:span text:style-name="T20"/></text:p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/>
      <text:p text:style-name="P6"/>
      <text:p text:style-name="P6"/>
      <text:p text:style-name="P6"><text:soft-page-break/></text:p>
      <text:p text:style-name="P6"><text:span text:style-name="T22">Poids maximum</text:span> :</text:p>
      <text:p text:style-name="P6"/>
      <text:p text:style-name="P11">VARIABLES :</text:p>
      <text:p text:style-name="P11"/>
      <text:p text:style-name="P12">FONCTION<text:span text:style-name="T23"> </text:span><text:span text:style-name="T24">remplissage_max(fournitures, poids_max) :</text:span></text:p>
      <text:p text:style-name="P12"><text:span text:style-name="T24"><text:tab/></text:span></text:p>
      <text:p text:style-name="P12"><text:span text:style-name="T24"><text:tab/></text:span></text:p>
      <text:p text:style-name="P9"/>
      <text:p text:style-name="P9"/>
      <text:p text:style-name="P8"/>
      <text:p text:style-name="P10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Papyrus" svg:font-family="Papyrus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10:14:22.558000000</dc:date>
    <meta:editing-duration>PT29M19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62" meta:word-count="224" meta:character-count="1704" meta:non-whitespace-character-count="1447"/>
  </office:meta>
</office:document-meta>
</file>